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FMethodParameter.getCl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.setParameterSize( int paramet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Parameter.setClazz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Parameter.setIsGenericity( boolean isGeneri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.getParamet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ean.setmList( List &lt; SCFMethod &gt; m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Paramet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Parameter.getClaz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.setParameters( List &lt; SCFMethodParameter &gt;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912.getJsonData( String json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FMethod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.setMethodName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Parameter.getIsGeneri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Parameter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ean.getm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Parameter.setClsList( List &lt; Class &lt; ? &gt; &gt; cls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FMethod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91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FMethod.setReturnType( Class &lt; ? &gt;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